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6.612cm" table:align="margins"/>
    </style:style>
    <style:style style:name="Tableau5.A" style:family="table-column">
      <style:table-column-properties style:column-width="16.612cm" style:rel-column-width="65535*"/>
    </style:style>
    <style:style style:name="Tableau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9f0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17a" officeooo:paragraph-rsid="002061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officeooo:paragraph-rsid="0019f0d5"/>
    </style:style>
    <style:style style:name="P8" style:family="paragraph" style:parent-style-name="Table_20_Contents">
      <style:paragraph-properties fo:text-align="start" style:justify-single-word="false"/>
      <style:text-properties officeooo:paragraph-rsid="0012cf3f"/>
    </style:style>
    <style:style style:name="P9" style:family="paragraph" style:parent-style-name="Table_20_Contents">
      <style:paragraph-properties fo:text-align="start" style:justify-single-word="false"/>
      <style:text-properties officeooo:paragraph-rsid="001dc2ac"/>
    </style:style>
    <style:style style:name="P10" style:family="paragraph" style:parent-style-name="Table_20_Contents">
      <style:paragraph-properties fo:text-align="start" style:justify-single-word="false"/>
      <style:text-properties officeooo:paragraph-rsid="0020617a"/>
    </style:style>
    <style:style style:name="P11" style:family="paragraph" style:parent-style-name="Table_20_Contents">
      <style:paragraph-properties fo:text-align="start" style:justify-single-word="false"/>
      <style:text-properties officeooo:paragraph-rsid="001ba094"/>
    </style:style>
    <style:style style:name="P12" style:family="paragraph" style:parent-style-name="Standard">
      <style:text-properties officeooo:paragraph-rsid="0019f0d5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17a" officeooo:paragraph-rsid="002061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c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f0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f2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5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c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1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84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a0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a3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officeooo:rsid="0019f0d5"/>
    </style:style>
    <style:style style:name="T14" style:family="text">
      <style:text-properties officeooo:rsid="0021a39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6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8"><text:span text:style-name="T4">Numéro : </text:span><text:span text:style-name="T6">cas B-</text:span><text:span text:style-name="T12">I</text:span><text:span text:style-name="T6">-4</text:span></text:p>
                </table:table-cell>
              </table:table-row>
              <table:table-row>
                <table:table-cell table:style-name="Tableau2.A2" office:value-type="string">
                  <text:p text:style-name="P8"><text:span text:style-name="T4">Nom : </text:span><text:span text:style-name="T6">s</text:span><text:span text:style-name="T9">upprimer fiche insecte</text:span></text:p>
                </table:table-cell>
              </table:table-row>
              <table:table-row>
                <table:table-cell table:style-name="Tableau2.A2" office:value-type="string">
                  <text:p text:style-name="P8"><text:span text:style-name="T4">Acteurs : </text:span><text:span text:style-name="T6">A</text:span><text:span text:style-name="T5">dmin</text:span></text:p>
                </table:table-cell>
              </table:table-row>
              <table:table-row>
                <table:table-cell table:style-name="Tableau2.A2" office:value-type="string">
                  <text:p text:style-name="P8"><text:span text:style-name="T4">Description succincte : </text:span><text:span text:style-name="T6">s</text:span><text:span text:style-name="T9">upprim</text:span><text:span text:style-name="T8">er la fiche d’un insecte dans le back-office</text:span></text:p>
                </table:table-cell>
              </table:table-row>
              <table:table-row>
                <table:table-cell table:style-name="Tableau2.A2" office:value-type="string">
                  <text:p text:style-name="P1">Auteur :<text:span text:style-name="T13">Christine Zedday</text:span></text:p>
                </table:table-cell>
              </table:table-row>
              <table:table-row>
                <table:table-cell table:style-name="Tableau2.A2" office:value-type="string">
                  <text:p text:style-name="P1">Date :<text:span text:style-name="T13">7 novembre 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 <text:span text:style-name="T13">être loggé avec un compte admin</text:span></text:p>
                </table:table-cell>
              </table:table-row>
              <table:table-row>
                <table:table-cell table:style-name="Tableau2.A2" office:value-type="string">
                  <text:p text:style-name="P1">Démarrage :<text:span text:style-name="T13">l’admin sélectionne gestion insectes dans le back-office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6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2"/>
                  <table:table table:name="Tableau5" table:style-name="Tableau5">
                    <table:table-column table:style-name="Tableau5.A"/>
                    <table:table-row>
                      <table:table-cell table:style-name="Tableau5.A1" office:value-type="string">
                        <text:p text:style-name="P2">Scénario nominal :</text:p>
                        <text:p text:style-name="P5">1. Le système affiche une liste des fiches insectes avec boutons</text:p>
                        <text:p text:style-name="P7"><text:span text:style-name="T3">2.L’</text:span><text:span text:style-name="T5">admin</text:span><text:span text:style-name="T3"> a sélectionné « s</text:span><text:span text:style-name="T9">upprim</text:span><text:span text:style-name="T8">er »</text:span><text:span text:style-name="T3"> dans </text:span><text:span text:style-name="T9">la ligne concernée </text:span></text:p>
                        <text:p text:style-name="P7"><text:span text:style-name="T3">3.Le système affiche </text:span><text:span text:style-name="T9">un aperçu </text:span><text:span text:style-name="T3">la </text:span><text:span text:style-name="T9">fiche sélectionnée</text:span></text:p>
                        <text:p text:style-name="P7"><text:span text:style-name="T3">4.Le </text:span><text:span text:style-name="T9">système demande une confirmation</text:span></text:p>
                        <text:p text:style-name="P7"><text:span text:style-name="T3">5.L’</text:span><text:span text:style-name="T5">admin c</text:span><text:span text:style-name="T9">onfirme</text:span></text:p>
                        <text:p text:style-name="P9"><text:span text:style-name="T3">6. Le système </text:span><text:span text:style-name="T9">efface la fiche dans la base de données (avec les images liées)</text:span></text:p>
                        <text:p text:style-name="P7"><text:span text:style-name="T3">7. Le système </text:span><text:span text:style-name="T9">affiche un message de confirmation de la suppression</text:span></text:p>
                        <text:p text:style-name="P5">8. Le système retourne à la liste</text:p>
                      </table:table-cell>
                    </table:table-row>
                  </table:table>
                  <text:p text:style-name="P12"/>
                </table:table-cell>
              </table:table-row>
              <table:table-row>
                <table:table-cell table:style-name="Tableau3.A2" office:value-type="string">
                  <text:p text:style-name="P1">Scénarios alternatifs :</text:p>
                  <text:p text:style-name="P9"><text:span text:style-name="T8">5a. l’admin a c</text:span><text:span text:style-name="T9">hangé d’avis</text:span></text:p>
                  <text:p text:style-name="P9"><text:span text:style-name="T8">→ Le système r</text:span><text:span text:style-name="T9">etourne à la liste</text:span></text:p>
                </table:table-cell>
              </table:table-row>
              <table:table-row>
                <table:table-cell table:style-name="Tableau3.A2" office:value-type="string">
                  <text:p text:style-name="P10"><text:span text:style-name="T4">S</text:span><text:span text:style-name="T10">cénarios d’exception :</text:span></text:p>
                  <text:p text:style-name="P10"><text:span text:style-name="T9">7a. </text:span><text:span text:style-name="T10">l’e</text:span><text:span text:style-name="T9">ffacement</text:span><text:span text:style-name="T10"> en bdd échoue</text:span></text:p>
                  <text:p text:style-name="P11"><text:span text:style-name="T11">→</text:span><text:span text:style-name="T9"> </text:span><text:span text:style-name="T11"><text:s/>affichage message d’erreur, r</text:span><text:span text:style-name="T9">etour à la liste avec fiche non effacée</text:span></text:p>
                </table:table-cell>
              </table:table-row>
              <table:table-row>
                <table:table-cell table:style-name="Tableau3.A2" office:value-type="string">
                  <text:p text:style-name="P8"><text:span text:style-name="T4">Fin : </text:span><text:span text:style-name="T7">la fiche est s</text:span><text:span text:style-name="T9">upprim</text:span><text:span text:style-name="T7">ée </text:span><text:span text:style-name="T9">en back et front</text:span></text:p>
                </table:table-cell>
              </table:table-row>
              <table:table-row>
                <table:table-cell table:style-name="Tableau3.A2" office:value-type="string">
                  <text:p text:style-name="P8"><text:span text:style-name="T4">Post conditions : </text:span><text:span text:style-name="T7">La fiche insecte doit effectivement être s</text:span><text:span text:style-name="T9">upprim</text:span><text:span text:style-name="T7">ée en front, </text:span><text:span text:style-name="T9">et les images de la fiche avec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6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4">Ergonomie :</text:p>
                </table:table-cell>
              </table:table-row>
              <table:table-row>
                <table:table-cell table:style-name="Tableau4.A2" office:value-type="string">
                  <text:p text:style-name="P3">P<text:span text:style-name="T2">erformance attendue :</text:span></text:p>
                </table:table-cell>
              </table:table-row>
              <table:table-row>
                <table:table-cell table:style-name="Tableau4.A2" office:value-type="string">
                  <text:p text:style-name="P3">P<text:span text:style-name="T2">roblèmes non résolus :</text:span>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1T17:31:12.136000000</meta:creation-date>
    <meta:generator>LibreOffice/6.3.2.2$Windows_X86_64 LibreOffice_project/98b30e735bda24bc04ab42594c85f7fd8be07b9c</meta:generator>
    <dc:date>2019-11-07T16:35:16.715000000</dc:date>
    <meta:editing-duration>PT1H5M48S</meta:editing-duration>
    <meta:editing-cycles>10</meta:editing-cycles>
    <meta:document-statistic meta:table-count="5" meta:image-count="0" meta:object-count="0" meta:page-count="1" meta:paragraph-count="32" meta:word-count="199" meta:character-count="1207" meta:non-whitespace-character-count="1038"/>
  </office:meta>
</office:document-meta>
</file>